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cm" svg:height="2.2cm" svg:x="8.1cm" svg:y="2.3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6.9cm" svg:height="2.7cm" svg:x="7cm" svg:y="5.6cm">
          <text:p text:style-name="P2"><text:span text:style-name="T1">Main </text:span></text:p>
          <text:p text:style-name="P2"><text:span text:style-name="T1">Menu </text:span></text:p>
          <text:p text:style-name="P2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3" draw:id="id3" draw:layer="layout" svg:width="6.8cm" svg:height="2.5cm" svg:x="7cm" svg:y="9.6cm">
          <text:p text:style-name="P3"><text:span text:style-name="T2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0.5cm" svg:y1="4.5cm" svg:x2="10.45cm" svg:y2="5.6cm" draw:start-shape="id1" draw:start-glue-point="2" draw:end-shape="id2" draw:end-glue-point="5" svg:d="M10500 4500l-50 1100" svg:viewBox="0 0 51 1101">
          <text:p/>
        </draw:connector>
        <draw:connector draw:style-name="gr2" draw:text-style-name="P1" draw:layer="layout" draw:type="line" svg:x1="10.45cm" svg:y1="8.3cm" svg:x2="10.4cm" svg:y2="9.6cm" draw:start-shape="id2" draw:start-glue-point="8" draw:end-shape="id3" draw:end-glue-point="4" svg:d="M10450 8300l-50 1300" svg:viewBox="0 0 51 1301">
          <text:p/>
        </draw:connector>
        <draw:custom-shape draw:style-name="gr1" draw:text-style-name="P4" xml:id="id4" draw:id="id4" draw:layer="layout" svg:width="5cm" svg:height="2.3cm" svg:x="1.4cm" svg:y="13.4cm">
          <text:p text:style-name="P4"><text:span text:style-name="T3">Client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6" draw:id="id6" draw:layer="layout" svg:width="5cm" svg:height="2.3cm" svg:x="7.9cm" svg:y="13.5cm">
          <text:p text:style-name="P4"><text:span text:style-name="T3">Job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5" draw:id="id5" draw:layer="layout" svg:width="5cm" svg:height="2.3cm" svg:x="14.5cm" svg:y="13.5cm">
          <text:p text:style-name="P4"><text:span text:style-name="T3">Plasterer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7cm" svg:y1="10.85cm" svg:x2="3.9cm" svg:y2="13.4cm" draw:start-shape="id3" draw:start-glue-point="5" draw:end-shape="id4" draw:end-glue-point="5" svg:d="M7000 10850h-3100v2550" svg:viewBox="0 0 3101 2551">
          <text:p/>
        </draw:connector>
        <draw:connector draw:style-name="gr2" draw:text-style-name="P1" draw:layer="layout" svg:x1="13.8cm" svg:y1="10.85cm" svg:x2="17.625cm" svg:y2="13.5cm" draw:start-shape="id3" draw:start-glue-point="7" draw:end-shape="id5" draw:end-glue-point="4" svg:d="M13800 10850h3825v2650" svg:viewBox="0 0 3826 2651">
          <text:p/>
        </draw:connector>
        <draw:connector draw:style-name="gr2" draw:text-style-name="P1" draw:layer="layout" draw:type="line" svg:x1="10.4cm" svg:y1="12.1cm" svg:x2="10.4cm" svg:y2="13.5cm" draw:start-shape="id3" draw:start-glue-point="6" draw:end-shape="id6" draw:end-glue-point="5" svg:d="M10400 12100v1400" svg:viewBox="0 0 1 1401">
          <text:p/>
        </draw:connector>
        <draw:connector draw:style-name="gr2" draw:text-style-name="P1" draw:layer="layout" draw:type="line" svg:x1="3.9cm" svg:y1="15.7cm" svg:x2="3.88cm" svg:y2="21.414cm" draw:start-shape="id4" draw:start-glue-point="8" svg:d="M3900 15700l-20 5714" svg:viewBox="0 0 21 5715">
          <text:p/>
        </draw:connector>
        <draw:connector draw:style-name="gr2" draw:text-style-name="P1" draw:layer="layout" draw:type="line" svg:x1="10.4cm" svg:y1="15.8cm" svg:x2="10.407cm" svg:y2="21.273cm" draw:start-shape="id6" draw:start-glue-point="8" svg:d="M10400 15800l7 5473" svg:viewBox="0 0 8 5474">
          <text:p/>
        </draw:connector>
        <draw:connector draw:style-name="gr2" draw:text-style-name="P1" draw:layer="layout" draw:type="line" svg:x1="17cm" svg:y1="15.8cm" svg:x2="17.039cm" svg:y2="21.202cm" draw:start-shape="id5" draw:start-glue-point="8" svg:d="M17000 15800l39 5402" svg:viewBox="0 0 40 5403">
          <text:p/>
        </draw:connector>
        <draw:frame draw:style-name="gr3" draw:text-style-name="P5" draw:layer="layout" svg:width="2.7cm" svg:height="2.45cm" svg:x="2.2cm" svg:y="21.8cm">
          <draw:text-box>
            <text:p text:style-name="P5"><text:span text:style-name="T3">See Client </text:span></text:p>
            <text:p text:style-name="P5"><text:span text:style-name="T3">System Flow Chart</text:span></text:p>
          </draw:text-box>
        </draw:frame>
        <draw:frame draw:style-name="gr3" draw:text-style-name="P5" draw:layer="layout" svg:width="2.7cm" svg:height="2.45cm" svg:x="9.1cm" svg:y="21.5cm">
          <draw:text-box>
            <text:p text:style-name="P5"><text:span text:style-name="T3">See Jobs </text:span></text:p>
            <text:p text:style-name="P5"><text:span text:style-name="T3">System Flow Chart</text:span></text:p>
          </draw:text-box>
        </draw:frame>
        <draw:frame draw:style-name="gr3" draw:text-style-name="P5" draw:layer="layout" svg:width="2.7cm" svg:height="2.45cm" svg:x="15.7cm" svg:y="21.45cm">
          <draw:text-box>
            <text:p text:style-name="P5"><text:span text:style-name="T3">See Plasterer System Flow Ch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1:47:22.588000000</meta:creation-date>
    <dc:date>2014-12-04T11:54:53.927000000</dc:date>
    <meta:editing-duration>PT3M10S</meta:editing-duration>
    <meta:editing-cycles>4</meta:editing-cycles>
    <meta:generator>LibreOffice/4.2.5.2$Windows_x86 LibreOffice_project/61cb170a04bb1f12e77c884eab9192be736ec5f5</meta:generator>
    <meta:document-statistic meta:object-count="17"/>
  </office:meta>
</office:document-meta>
</file>